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56in"/>
    </style:style>
    <style:style style:name="Table1.B" style:family="table-column">
      <style:table-column-properties style:column-width="5.519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c6f3b" officeooo:paragraph-rsid="001c6f3b"/>
    </style:style>
    <style:style style:name="P2" style:family="paragraph" style:parent-style-name="Table_20_Contents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ly of William Twyman Walton</text:p>
      <text:p text:style-name="P1">https://www.whosyerdad-e.com/families-vwy/tree/walton.ged/individual/I415/William-Twyman-Walt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a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ea3fc65830b64d3792bee7ba25b817e1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ea3fc65830b64d3792bee7ba25b817e1"/>Links </text:a></text:p>
            <text:p text:style-name="Table_20_Contents"><text:a xlink:type="simple" xlink:href="https://www.whosyerdad-e.com/families-vwy/tree/walton.ged/individual/I407/William-Claiborne-Walton-II" text:style-name="Internet_20_link" text:visited-style-name="Visited_20_Internet_20_Link">William Claiborne Walton II</text:a> </text:p>
            <text:p text:style-name="Table_20_Contents">Birth: April 18, 1832 21 17 — Barren County, Kentucky, USA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mo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a644648a150144a3867fd9305a19299a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a644648a150144a3867fd9305a19299a"/>Links </text:a></text:p>
            <text:p text:style-name="Table_20_Contents"><text:a xlink:type="simple" xlink:href="https://www.whosyerdad-e.com/families-vwy/tree/walton.ged/individual/I408/Williamina-America-Wood" text:style-name="Internet_20_link" text:visited-style-name="Visited_20_Internet_20_Link">Williamina America Wood</text:a> </text:p>
            <text:p text:style-name="Table_20_Contents">Birth: July 24, 1842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Marriage </text:p>
          </table:table-cell>
          <table:table-cell table:style-name="Table1.A1" office:value-type="string">
            <text:p text:style-name="Table_20_Contents">Marriage — February 8, 1865 — Center, Metcalfe County, Kentucky, USA </text:p>
          </table:table-cell>
        </table:table-row>
        <table:table-row>
          <table:table-cell table:style-name="Table1.A1" office:value-type="string">
            <text:p text:style-name="Table_20_Heading">elder bro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b1c659cfcb1a40eaa822c481374e89ca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b1c659cfcb1a40eaa822c481374e89ca"/>Links </text:a></text:p>
            <text:p text:style-name="Table_20_Contents"><text:a xlink:type="simple" xlink:href="https://www.whosyerdad-e.com/families-vwy/tree/walton.ged/individual/I581/John-Barrett-Walton" text:style-name="Internet_20_link" text:visited-style-name="Visited_20_Internet_20_Link">John Barrett Walton</text:a> </text:p>
            <text:p text:style-name="Table_20_Contents">Birth: November 7, 1865 33 23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elder bro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31eb19c7aeaa4a65879251dcb7ba7f5d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31eb19c7aeaa4a65879251dcb7ba7f5d"/>Links </text:a></text:p>
            <text:p text:style-name="Table_20_Contents"><text:a xlink:type="simple" xlink:href="https://www.whosyerdad-e.com/families-vwy/tree/walton.ged/individual/I583/Buford-Wood-Walton" text:style-name="Internet_20_link" text:visited-style-name="Visited_20_Internet_20_Link">Buford Wood Walton</text:a> </text:p>
            <text:p text:style-name="Table_20_Contents">Birth: December 18, 1867 35 25 </text:p>
            <text:p text:style-name="Table_20_Contents">Death: October 31, 1897</text:p>
          </table:table-cell>
        </table:table-row>
        <table:table-row>
          <table:table-cell table:style-name="Table1.A1" office:value-type="string">
            <text:p text:style-name="Table_20_Heading">elder sist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a1ac1e8fab6a4937aef6537ae3865e21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a1ac1e8fab6a4937aef6537ae3865e21"/>Links </text:a></text:p>
            <text:p text:style-name="Table_20_Contents"><text:a xlink:type="simple" xlink:href="https://www.whosyerdad-e.com/families-vwy/tree/walton.ged/individual/I582/Ann-Mariah-Walton" text:style-name="Internet_20_link" text:visited-style-name="Visited_20_Internet_20_Link">Ann Mariah Walton</text:a> </text:p>
            <text:p text:style-name="Table_20_Contents">Birth: May 12, 1869 37 26 </text:p>
            <text:p text:style-name="Table_20_Contents">Death: October 19, 1939 — Hart County, Kentucky, USA</text:p>
          </table:table-cell>
        </table:table-row>
        <table:table-row>
          <table:table-cell table:style-name="Table1.A1" office:value-type="string">
            <text:p text:style-name="P3">himself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5e4e392b0b004239bf3a1cbceff3163f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5e4e392b0b004239bf3a1cbceff3163f"/>Links </text:a></text:p>
            <text:p text:style-name="Table_20_Contents"><text:a xlink:type="simple" xlink:href="https://www.whosyerdad-e.com/families-vwy/tree/walton.ged/individual/I415/William-Twyman-Walton" text:style-name="Internet_20_link" text:visited-style-name="Visited_20_Internet_20_Link">William Twyman Walton</text:a> </text:p>
            <text:p text:style-name="Table_20_Contents">Birth: September 22, 1878 46 36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younger sist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2e487727286c4f27821f66f2c79e978d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2e487727286c4f27821f66f2c79e978d"/>Links </text:a></text:p>
            <text:p text:style-name="Table_20_Contents"><text:a xlink:type="simple" xlink:href="https://www.whosyerdad-e.com/families-vwy/tree/walton.ged/individual/I585/Ina-A-Walton" text:style-name="Internet_20_link" text:visited-style-name="Visited_20_Internet_20_Link">Ina A. Walton</text:a> </text:p>
            <text:p text:style-name="Table_20_Contents">Birth: 1880 47 37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younger bro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d502a6078c6e4b9e81da69866635929a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d502a6078c6e4b9e81da69866635929a"/>Links </text:a></text:p>
            <text:p text:style-name="Table_20_Contents"><text:a xlink:type="simple" xlink:href="https://www.whosyerdad-e.com/families-vwy/tree/walton.ged/individual/I1438/Thomas-Edward-Walton" text:style-name="Internet_20_link" text:visited-style-name="Visited_20_Internet_20_Link">Thomas Edward Walton</text:a> </text:p>
            <text:p text:style-name="Table_20_Contents">Birth: October 16, 1880 48 38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younger broth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5c627b6d610b447a8a0ec2bd5d0b4b17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5c627b6d610b447a8a0ec2bd5d0b4b17"/>Links </text:a></text:p>
            <text:p text:style-name="Table_20_Contents"><text:a xlink:type="simple" xlink:href="https://www.whosyerdad-e.com/families-vwy/tree/walton.ged/individual/I1437/James-Cross-Walton" text:style-name="Internet_20_link" text:visited-style-name="Visited_20_Internet_20_Link"><text:soft-page-break/>James Cross Walton</text:a> </text:p>
            <text:p text:style-name="Table_20_Contents">Birth: December 19, 1882 50 40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younger sist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a658720a4bc1467e8e2d4b9f6fba8a2c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a658720a4bc1467e8e2d4b9f6fba8a2c"/>Links </text:a></text:p>
            <text:p text:style-name="Table_20_Contents"><text:a xlink:type="simple" xlink:href="https://www.whosyerdad-e.com/families-vwy/tree/walton.ged/individual/I584/Mary-S-Walton" text:style-name="Internet_20_link" text:visited-style-name="Visited_20_Internet_20_Link">Mary S. Walton</text:a> </text:p>
            <text:p text:style-name="Table_20_Contents">Birth: 1886 53 43 </text:p>
            <text:p text:style-name="Table_20_Contents">Death: </text:p>
          </table:table-cell>
        </table:table-row>
        <table:table-row>
          <table:table-cell table:style-name="Table1.A1" office:value-type="string">
            <text:p text:style-name="Table_20_Heading">younger sister </text:p>
          </table:table-cell>
          <table:table-cell table:style-name="Table1.A1" office:value-type="string"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zoom-id-47f015e572ff48a3bc67020ba5e5876c"/>Links </text:a></text:p>
            <text:p text:style-name="P2"><text:a xlink:type="simple" xlink:href="https://www.whosyerdad-e.com/families-vwy/tree/walton.ged/individual/I415/William-Twyman-Walton#" text:style-name="Internet_20_link" text:visited-style-name="Visited_20_Internet_20_Link"><text:bookmark text:name="chart-box-menu-id-47f015e572ff48a3bc67020ba5e5876c"/>Links </text:a></text:p>
            <text:p text:style-name="Table_20_Contents"><text:a xlink:type="simple" xlink:href="https://www.whosyerdad-e.com/families-vwy/tree/walton.ged/individual/I1442/Corathomas-Walton" text:style-name="Internet_20_link" text:visited-style-name="Visited_20_Internet_20_Link">Corathomas Walton</text:a> </text:p>
            <text:p text:style-name="Table_20_Contents">Birth: before 1890 57 47 </text:p>
            <text:p text:style-name="Table_20_Contents">Death: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13:12.255000000</meta:creation-date>
    <dc:date>2024-11-20T15:17:23.179000000</dc:date>
    <meta:editing-duration>PT4M12S</meta:editing-duration>
    <meta:editing-cycles>1</meta:editing-cycles>
    <meta:document-statistic meta:table-count="1" meta:image-count="0" meta:object-count="0" meta:page-count="2" meta:paragraph-count="70" meta:word-count="174" meta:character-count="1152" meta:non-whitespace-character-count="979"/>
    <meta:generator>LibreOffice/24.2.7.2$Windows_X86_64 LibreOffice_project/ee3885777aa7032db5a9b65deec9457448a91162</meta:generator>
  </office:meta>
</office:document-meta>
</file>